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cm" fo:margin-bottom="0.499cm" style:contextual-spacing="false" fo:padding="0cm" fo:border="none"/>
      <style:text-properties loext:padding="0cm" loext:border="none"/>
    </style:style>
    <style:style style:name="P2" style:family="paragraph" style:parent-style-name="Preformatted_20_Text">
      <style:paragraph-properties fo:padding="0cm" fo:border="none"/>
      <style:text-properties loext:padding="0cm" loext:border="none"/>
    </style:style>
    <style:style style:name="P3" style:family="paragraph" style:parent-style-name="Preformatted_20_Text">
      <style:paragraph-properties fo:padding="0cm" fo:border="none"/>
    </style:style>
    <style:style style:name="P4" style:family="paragraph" style:parent-style-name="Standard">
      <style:text-properties loext:padding="0cm" loext:border="none"/>
    </style:style>
    <style:style style:name="P5" style:family="paragraph" style:parent-style-name="Text_20_body">
      <style:paragraph-properties fo:margin-top="0cm" fo:margin-bottom="0cm" style:contextual-spacing="false"/>
      <style:text-properties loext:padding="0cm" loext:border="none"/>
    </style:style>
    <style:style style:name="P6" style:family="paragraph" style:parent-style-name="Text_20_body">
      <style:paragraph-properties fo:padding="0cm" fo:border="none"/>
      <style:text-properties loext:padding="0cm" loext:border="none"/>
    </style:style>
    <style:style style:name="P7" style:family="paragraph" style:parent-style-name="Text_20_body">
      <style:paragraph-properties fo:padding="0cm" fo:border="none"/>
    </style:style>
    <style:style style:name="T1" style:family="text">
      <style:text-properties loext:padding="0cm" loext:border="none"/>
    </style:style>
    <style:style style:name="T2" style:family="text">
      <style:text-properties loext:padding="0.049cm" loext:border="0.06pt solid #000000"/>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leetcode.com/problems/primary-department-for-each-employee/" text:style-name="Internet_20_link" text:visited-style-name="Visited_20_Internet_20_Link"><text:span text:style-name="T1">1789. Primary Department for Each Employee</text:span></text:a></text:p>
      <text:section text:style-name="Sect1" text:name="headlessui-popover-button-:rb:">
        <text:p text:style-name="Standard"/>
      </text:section>
      <text:p text:style-name="P4">Easy</text:p>
      <text:p text:style-name="P4">218</text:p>
      <text:p text:style-name="P4">83</text:p>
      <text:section text:style-name="Sect1" text:name="headlessui-popover-button-:rg:">
        <text:p text:style-name="Standard"/>
      </text:section>
      <text:section text:style-name="Sect1" text:name="headlessui-popover-button-:rj:">
        <text:p text:style-name="Standard"/>
      </text:section>
      <text:p text:style-name="P4">Companies</text:p>
      <text:p text:style-name="P4">SQL Schema</text:p>
      <text:p text:style-name="Horizontal_20_Line"/>
      <text:p text:style-name="P5">Pandas Schema</text:p>
      <text:p text:style-name="Horizontal_20_Line"/>
      <text:p text:style-name="P7"><text:span text:style-name="T1">Table: </text:span><text:span text:style-name="Source_20_Text"><text:span text:style-name="T2">Employee</text:span></text:span></text:p>
      <text:p text:style-name="P2">+---------------+---------+</text:p>
      <text:p text:style-name="P2">| Column Name <text:s text:c="2"/>| <text:s/>Type <text:s text:c="2"/>|</text:p>
      <text:p text:style-name="P2">+---------------+---------+</text:p>
      <text:p text:style-name="P2">| employee_id <text:s text:c="2"/>| int <text:s text:c="4"/>|</text:p>
      <text:p text:style-name="P2">| department_id | int <text:s text:c="4"/>|</text:p>
      <text:p text:style-name="P2">| primary_flag <text:s/>| varchar |</text:p>
      <text:p text:style-name="P2">+---------------+---------+</text:p>
      <text:p text:style-name="P2">(employee_id, department_id) is the primary key (combination of columns with unique values) for this table.</text:p>
      <text:p text:style-name="P2">employee_id is the id of the employee.</text:p>
      <text:p text:style-name="P2">department_id is the id of the department to which the employee belongs.</text:p>
      <text:p text:style-name="P1">primary_flag is an ENUM (category) of type ('Y', 'N'). If the flag is 'Y', the department is the primary department for the employee. If the flag is 'N', the department is not the primary.</text:p>
      <text:p text:style-name="P6"> </text:p>
      <text:p text:style-name="P7"><text:span text:style-name="T1">Employees can belong to multiple departments. When the employee joins other departments, they need to decide which department is their primary department. Note that when an employee belongs to only one department, their primary column is </text:span><text:span text:style-name="Source_20_Text"><text:span text:style-name="T2">'N'</text:span></text:span><text:span text:style-name="T1">.</text:span></text:p>
      <text:p text:style-name="P6">Write a solution to report all the employees with their primary department. For employees who belong to one department, report their only department.</text:p>
      <text:p text:style-name="P7"><text:span text:style-name="T1">Return the result table in </text:span><text:span text:style-name="Strong_20_Emphasis"><text:span text:style-name="T1">any order</text:span></text:span><text:span text:style-name="T1">.</text:span></text:p>
      <text:p text:style-name="P6">The result format is in the following example.</text:p>
      <text:p text:style-name="P6"> </text:p>
      <text:p text:style-name="P7"><text:span text:style-name="Strong_20_Emphasis"><text:span text:style-name="T1">Example 1:</text:span></text:span></text:p>
      <text:p text:style-name="P3"><text:span text:style-name="Strong_20_Emphasis"><text:span text:style-name="T1">Input:</text:span></text:span><text:span text:style-name="T1"> </text:span></text:p>
      <text:p text:style-name="P2">Employee table:</text:p>
      <text:p text:style-name="P2">+-------------+---------------+--------------+</text:p>
      <text:p text:style-name="P2">| employee_id | department_id | primary_flag |</text:p>
      <text:p text:style-name="P2">+-------------+---------------+--------------+</text:p>
      <text:p text:style-name="P2">| 1 <text:s text:c="10"/>| 1 <text:s text:c="12"/>| N <text:s text:c="11"/>|</text:p>
      <text:p text:style-name="P2"><text:soft-page-break/>| 2 <text:s text:c="10"/>| 1 <text:s text:c="12"/>| Y <text:s text:c="11"/>|</text:p>
      <text:p text:style-name="P2">| 2 <text:s text:c="10"/>| 2 <text:s text:c="12"/>| N <text:s text:c="11"/>|</text:p>
      <text:p text:style-name="P2">| 3 <text:s text:c="10"/>| 3 <text:s text:c="12"/>| N <text:s text:c="11"/>|</text:p>
      <text:p text:style-name="P2">| 4 <text:s text:c="10"/>| 2 <text:s text:c="12"/>| N <text:s text:c="11"/>|</text:p>
      <text:p text:style-name="P2">| 4 <text:s text:c="10"/>| 3 <text:s text:c="12"/>| Y <text:s text:c="11"/>|</text:p>
      <text:p text:style-name="P2">| 4 <text:s text:c="10"/>| 4 <text:s text:c="12"/>| N <text:s text:c="11"/>|</text:p>
      <text:p text:style-name="P2">+-------------+---------------+--------------+</text:p>
      <text:p text:style-name="P3"><text:span text:style-name="Strong_20_Emphasis"><text:span text:style-name="T1">Output:</text:span></text:span><text:span text:style-name="T1"> </text:span></text:p>
      <text:p text:style-name="P2">+-------------+---------------+</text:p>
      <text:p text:style-name="P2">| employee_id | department_id |</text:p>
      <text:p text:style-name="P2">+-------------+---------------+</text:p>
      <text:p text:style-name="P2">| 1 <text:s text:c="10"/>| 1 <text:s text:c="12"/>|</text:p>
      <text:p text:style-name="P2">| 2 <text:s text:c="10"/>| 1 <text:s text:c="12"/>|</text:p>
      <text:p text:style-name="P2">| 3 <text:s text:c="10"/>| 3 <text:s text:c="12"/>|</text:p>
      <text:p text:style-name="P2">| 4 <text:s text:c="10"/>| 3 <text:s text:c="12"/>|</text:p>
      <text:p text:style-name="P2">+-------------+---------------+</text:p>
      <text:p text:style-name="P3"><text:span text:style-name="Strong_20_Emphasis"><text:span text:style-name="T1">Explanation:</text:span></text:span><text:span text:style-name="T1"> </text:span></text:p>
      <text:p text:style-name="P2">- The Primary department for employee 1 is 1.</text:p>
      <text:p text:style-name="P2">- The Primary department for employee 2 is 1.</text:p>
      <text:p text:style-name="P2">- The Primary department for employee 3 is 3.</text:p>
      <text:p text:style-name="P1">- The Primary department for employee 4 is 3.</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14T23:02:39.464000000</dc:date>
    <meta:editing-duration>PT8S</meta:editing-duration>
    <meta:editing-cycles>1</meta:editing-cycles>
    <meta:document-statistic meta:table-count="0" meta:image-count="0" meta:object-count="0" meta:page-count="2" meta:paragraph-count="53" meta:word-count="334" meta:character-count="2155" meta:non-whitespace-character-count="1553"/>
    <meta:generator>LibreOffice/7.2.2.2$Windows_X86_64 LibreOffice_project/02b2acce88a210515b4a5bb2e46cbfb63fe97d56</meta:generator>
  </office:meta>
</office:document-meta>
</file>